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ntext-Aware_3a_Device" style:display-name="Context-Aware:Device" style:family="table">
      <style:table-properties style:width="6.925in" style:rel-width="100%" fo:margin-left="0in" table:align="left"/>
    </style:style>
    <style:style style:name="Context-Aware_3a_Device.A" style:display-name="Context-Aware:Device.A" style:family="table-column">
      <style:table-column-properties style:column-width="1.1875in" style:rel-column-width="1710*"/>
    </style:style>
    <style:style style:name="Context-Aware_3a_Device.B" style:display-name="Context-Aware:Device.B" style:family="table-column">
      <style:table-column-properties style:column-width="2.5in" style:rel-column-width="3600*"/>
    </style:style>
    <style:style style:name="Context-Aware_3a_Device.C" style:display-name="Context-Aware:Device.C" style:family="table-column">
      <style:table-column-properties style:column-width="2.5451in" style:rel-column-width="3665*"/>
    </style:style>
    <style:style style:name="Context-Aware_3a_Device.D" style:display-name="Context-Aware:Device.D" style:family="table-column">
      <style:table-column-properties style:column-width="0.6924in" style:rel-column-width="997*"/>
    </style:style>
    <style:style style:name="Context-Aware_3a_Device.A1" style:display-name="Context-Aware:Device.A1" style:family="table-cell">
      <style:table-cell-properties style:vertical-align="middle" fo:padding="0.0382in" fo:border-left="0.05pt solid #000000" fo:border-right="0.05pt solid #000000" fo:border-top="none" fo:border-bottom="0.05pt solid #000000"/>
    </style:style>
    <style:style style:name="Context-Aware_3a_Device.A2" style:display-name="Context-Aware:Device.A2" style:family="table-cell">
      <style:table-cell-properties style:vertical-align="middle" fo:padding="0.0382in" fo:border-left="0.05pt solid #000000" fo:border-right="none" fo:border-top="none" fo:border-bottom="0.05pt solid #000000"/>
    </style:style>
    <style:style style:name="Context-Aware_3a_Device.B3" style:display-name="Context-Aware:Device.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 style:family="table">
      <style:table-properties style:width="6.925in" style:rel-width="100%" fo:margin-left="0in" table:align="left"/>
    </style:style>
    <style:style style:name="Table1.A" style:family="table-column">
      <style:table-column-properties style:column-width="1.1771in" style:rel-column-width="1695*"/>
    </style:style>
    <style:style style:name="Table1.B" style:family="table-column">
      <style:table-column-properties style:column-width="2.4931in" style:rel-column-width="3590*"/>
    </style:style>
    <style:style style:name="Table1.C" style:family="table-column">
      <style:table-column-properties style:column-width="2.5625in" style:rel-column-width="3690*"/>
    </style:style>
    <style:style style:name="Table1.D" style:family="table-column">
      <style:table-column-properties style:column-width="0.6924in" style:rel-column-width="997*"/>
    </style:style>
    <style:style style:name="Table1.A1" style:family="table-cell">
      <style:table-cell-properties style:vertical-align="middle" fo:padding="0.0382in" fo:border-left="0.05pt solid #000000" fo:border-right="0.05pt solid #000000" fo:border-top="none" fo:border-bottom="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Context-Aware_3a_QoC" style:display-name="Context-Aware:QoC" style:family="table">
      <style:table-properties style:width="6.925in" style:rel-width="100%" fo:margin-left="0in" table:align="left"/>
    </style:style>
    <style:style style:name="Context-Aware_3a_QoC.A" style:display-name="Context-Aware:QoC.A" style:family="table-column">
      <style:table-column-properties style:column-width="1.1771in" style:rel-column-width="1695*"/>
    </style:style>
    <style:style style:name="Context-Aware_3a_QoC.B" style:display-name="Context-Aware:QoC.B" style:family="table-column">
      <style:table-column-properties style:column-width="2.4931in" style:rel-column-width="3590*"/>
    </style:style>
    <style:style style:name="Context-Aware_3a_QoC.C" style:display-name="Context-Aware:QoC.C" style:family="table-column">
      <style:table-column-properties style:column-width="2.5625in" style:rel-column-width="3690*"/>
    </style:style>
    <style:style style:name="Context-Aware_3a_QoC.D" style:display-name="Context-Aware:QoC.D" style:family="table-column">
      <style:table-column-properties style:column-width="0.6924in" style:rel-column-width="997*"/>
    </style:style>
    <style:style style:name="Context-Aware_3a_QoC.A1" style:display-name="Context-Aware:QoC.A1" style:family="table-cell">
      <style:table-cell-properties style:vertical-align="middle" fo:padding="0.0382in" fo:border-left="0.05pt solid #000000" fo:border-right="0.05pt solid #000000" fo:border-top="none" fo:border-bottom="0.05pt solid #000000"/>
    </style:style>
    <style:style style:name="Context-Aware_3a_QoC.A2" style:display-name="Context-Aware:QoC.A2" style:family="table-cell">
      <style:table-cell-properties style:vertical-align="middle" fo:padding="0.0382in" fo:border-left="0.05pt solid #000000" fo:border-right="none" fo:border-top="none" fo:border-bottom="0.05pt solid #000000"/>
    </style:style>
    <style:style style:name="Context-Aware_3a_QoC.B3" style:display-name="Context-Aware:QoC.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officeooo:rsid="00127a4d" officeooo:paragraph-rsid="00127a4d"/>
    </style:style>
    <style:style style:name="P2" style:family="paragraph" style:parent-style-name="Standard">
      <style:text-properties officeooo:rsid="00127a4d" officeooo:paragraph-rsid="0016cccd"/>
    </style:style>
    <style:style style:name="P3" style:family="paragraph" style:parent-style-name="Standard">
      <style:text-properties officeooo:paragraph-rsid="0016cccd"/>
    </style:style>
    <style:style style:name="P4" style:family="paragraph" style:parent-style-name="Standard">
      <style:text-properties officeooo:paragraph-rsid="0017a6ef"/>
    </style:style>
    <style:style style:name="P5" style:family="paragraph" style:parent-style-name="Text_20_body">
      <style:text-properties officeooo:rsid="001da0ab" officeooo:paragraph-rsid="001da0ab"/>
    </style:style>
    <style:style style:name="P6" style:family="paragraph" style:parent-style-name="Text_20_body">
      <style:text-properties officeooo:rsid="001e43ef" officeooo:paragraph-rsid="001e43ef"/>
    </style:style>
    <style:style style:name="P7" style:family="paragraph" style:parent-style-name="Text_20_body">
      <style:text-properties officeooo:rsid="001db392" officeooo:paragraph-rsid="001db392"/>
    </style:style>
    <style:style style:name="P8" style:family="paragraph" style:parent-style-name="Table_20_Contents">
      <style:text-properties officeooo:rsid="00146a2e" officeooo:paragraph-rsid="00146a2e"/>
    </style:style>
    <style:style style:name="P9" style:family="paragraph" style:parent-style-name="Table_20_Contents">
      <style:text-properties officeooo:rsid="00146a2e" officeooo:paragraph-rsid="00156383"/>
    </style:style>
    <style:style style:name="P10" style:family="paragraph" style:parent-style-name="Table_20_Contents">
      <style:text-properties officeooo:rsid="0016cccd" officeooo:paragraph-rsid="0016cccd"/>
    </style:style>
    <style:style style:name="P11" style:family="paragraph" style:parent-style-name="Table_20_Contents">
      <style:text-properties officeooo:rsid="00178149" officeooo:paragraph-rsid="00178149"/>
    </style:style>
    <style:style style:name="P12" style:family="paragraph" style:parent-style-name="Table_20_Contents">
      <style:text-properties officeooo:rsid="0017a6ef" officeooo:paragraph-rsid="0017a6ef"/>
    </style:style>
    <style:style style:name="P13" style:family="paragraph" style:parent-style-name="Table_20_Contents">
      <style:text-properties officeooo:rsid="001814c7" officeooo:paragraph-rsid="001814c7"/>
    </style:style>
    <style:style style:name="P14" style:family="paragraph" style:parent-style-name="Table_20_Contents">
      <style:text-properties officeooo:rsid="00199eb1" officeooo:paragraph-rsid="00199eb1"/>
    </style:style>
    <style:style style:name="P15" style:family="paragraph" style:parent-style-name="Table_20_Contents">
      <style:text-properties officeooo:rsid="001a705a" officeooo:paragraph-rsid="001a705a"/>
    </style:style>
    <style:style style:name="P16" style:family="paragraph" style:parent-style-name="Table_20_Contents">
      <style:text-properties officeooo:rsid="001b4110" officeooo:paragraph-rsid="001b4110"/>
    </style:style>
    <style:style style:name="P17" style:family="paragraph" style:parent-style-name="Table_20_Contents">
      <style:text-properties officeooo:rsid="001c1786" officeooo:paragraph-rsid="001c1786"/>
    </style:style>
    <style:style style:name="P18" style:family="paragraph" style:parent-style-name="Table_20_Contents">
      <style:text-properties officeooo:paragraph-rsid="001c1786"/>
    </style:style>
    <style:style style:name="P19" style:family="paragraph" style:parent-style-name="Table_20_Contents">
      <style:text-properties officeooo:rsid="0022827b" officeooo:paragraph-rsid="0022827b"/>
    </style:style>
    <style:style style:name="P20" style:family="paragraph" style:parent-style-name="Table_20_Contents">
      <style:text-properties officeooo:rsid="00250371" officeooo:paragraph-rsid="00250371"/>
    </style:style>
    <style:style style:name="P21" style:family="paragraph" style:parent-style-name="Table_20_Contents">
      <style:text-properties officeooo:rsid="00265e68" officeooo:paragraph-rsid="00265e68"/>
    </style:style>
    <style:style style:name="P22" style:family="paragraph" style:parent-style-name="Table_20_Contents">
      <style:text-properties fo:font-weight="bold" officeooo:rsid="00265e68" officeooo:paragraph-rsid="00265e68" style:font-weight-asian="bold" style:font-weight-complex="bold"/>
    </style:style>
    <style:style style:name="P23" style:family="paragraph" style:parent-style-name="Table_20_Contents">
      <style:text-properties fo:font-weight="bold" officeooo:rsid="0028254e" officeooo:paragraph-rsid="0028254e" style:font-weight-asian="bold" style:font-weight-complex="bold"/>
    </style:style>
    <style:style style:name="P24" style:family="paragraph" style:parent-style-name="Table_20_Contents">
      <style:text-properties fo:font-weight="bold" officeooo:rsid="00294f42" officeooo:paragraph-rsid="00294f42" style:font-weight-asian="bold" style:font-weight-complex="bold"/>
    </style:style>
    <style:style style:name="P25" style:family="paragraph" style:parent-style-name="Table_20_Contents">
      <style:text-properties fo:font-weight="bold" officeooo:rsid="002b4950" officeooo:paragraph-rsid="002b4950" style:font-weight-asian="bold" style:font-weight-complex="bold"/>
    </style:style>
    <style:style style:name="P26" style:family="paragraph" style:parent-style-name="Table_20_Contents">
      <style:text-properties fo:font-weight="bold" officeooo:rsid="002bf944" officeooo:paragraph-rsid="002bf944" style:font-weight-asian="bold" style:font-weight-complex="bold"/>
    </style:style>
    <style:style style:name="P27" style:family="paragraph" style:parent-style-name="Table_20_Contents">
      <style:text-properties fo:font-weight="bold" officeooo:rsid="002cd6e1" officeooo:paragraph-rsid="002cd6e1" style:font-weight-asian="bold" style:font-weight-complex="bold"/>
    </style:style>
    <style:style style:name="P28" style:family="paragraph" style:parent-style-name="Table_20_Contents">
      <style:text-properties fo:font-weight="bold" officeooo:rsid="002dfaa8" officeooo:paragraph-rsid="002dfaa8" style:font-weight-asian="bold" style:font-weight-complex="bold"/>
    </style:style>
    <style:style style:name="P29" style:family="paragraph" style:parent-style-name="Table_20_Contents">
      <style:text-properties officeooo:rsid="0028254e" officeooo:paragraph-rsid="0028254e"/>
    </style:style>
    <style:style style:name="P30" style:family="paragraph" style:parent-style-name="Table_20_Contents">
      <style:text-properties officeooo:rsid="00294f42" officeooo:paragraph-rsid="00294f42"/>
    </style:style>
    <style:style style:name="P31" style:family="paragraph" style:parent-style-name="Table_20_Contents">
      <style:text-properties officeooo:rsid="002b4950" officeooo:paragraph-rsid="002b4950"/>
    </style:style>
    <style:style style:name="P32" style:family="paragraph" style:parent-style-name="Table_20_Contents">
      <style:text-properties officeooo:rsid="002cd6e1" officeooo:paragraph-rsid="002cd6e1"/>
    </style:style>
    <style:style style:name="P33" style:family="paragraph" style:parent-style-name="Table_20_Contents">
      <style:text-properties officeooo:rsid="002dfaa8" officeooo:paragraph-rsid="002dfaa8"/>
    </style:style>
    <style:style style:name="P34" style:family="paragraph" style:parent-style-name="Table_20_Contents">
      <style:text-properties officeooo:rsid="00304a2e" officeooo:paragraph-rsid="00304a2e"/>
    </style:style>
    <style:style style:name="P35" style:family="paragraph" style:parent-style-name="Table_20_Heading">
      <style:text-properties officeooo:rsid="00127a4d" officeooo:paragraph-rsid="00127a4d"/>
    </style:style>
    <style:style style:name="P36" style:family="paragraph" style:parent-style-name="Table_20_Heading">
      <style:text-properties officeooo:rsid="00127a4d" officeooo:paragraph-rsid="0016cccd"/>
    </style:style>
    <style:style style:name="P37" style:family="paragraph" style:parent-style-name="Table_20_Heading">
      <style:text-properties officeooo:rsid="00127a4d" officeooo:paragraph-rsid="0017a6ef"/>
    </style:style>
    <style:style style:name="P38" style:family="paragraph" style:parent-style-name="Table_20_Heading">
      <style:text-properties officeooo:rsid="00146a2e" officeooo:paragraph-rsid="00146a2e"/>
    </style:style>
    <style:style style:name="P39" style:family="paragraph" style:parent-style-name="Table_20_Heading">
      <style:text-properties officeooo:rsid="00146a2e" officeooo:paragraph-rsid="0016cccd"/>
    </style:style>
    <style:style style:name="P40" style:family="paragraph" style:parent-style-name="Table_20_Heading">
      <style:text-properties officeooo:rsid="00146a2e" officeooo:paragraph-rsid="0017a6ef"/>
    </style:style>
    <style:style style:name="P41" style:family="paragraph" style:parent-style-name="Table_20_Heading">
      <style:text-properties officeooo:rsid="00197b25" officeooo:paragraph-rsid="00197b25"/>
    </style:style>
    <style:style style:name="P42" style:family="paragraph" style:parent-style-name="Table_20_Heading">
      <style:text-properties officeooo:rsid="0023db06" officeooo:paragraph-rsid="0023db06"/>
    </style:style>
    <style:style style:name="P43" style:family="paragraph" style:parent-style-name="Text_20_body" style:list-style-name="L1">
      <style:text-properties officeooo:rsid="001e43ef" officeooo:paragraph-rsid="001e43ef"/>
    </style:style>
    <style:style style:name="P44" style:family="paragraph" style:parent-style-name="Text_20_body" style:list-style-name="L2">
      <style:text-properties officeooo:rsid="001db392" officeooo:paragraph-rsid="001db392"/>
    </style:style>
    <style:style style:name="P45" style:family="paragraph" style:parent-style-name="Text_20_body" style:list-style-name="L2">
      <style:text-properties officeooo:rsid="00265e68" officeooo:paragraph-rsid="00265e68"/>
    </style:style>
    <style:style style:name="P46" style:family="paragraph" style:parent-style-name="Table_20_Contents">
      <style:text-properties officeooo:rsid="0033803b" officeooo:paragraph-rsid="0033803b"/>
    </style:style>
    <style:style style:name="P47" style:family="paragraph" style:parent-style-name="Table_20_Contents">
      <style:text-properties fo:font-weight="bold" officeooo:rsid="0033803b" officeooo:paragraph-rsid="0033803b" style:font-weight-asian="bold" style:font-weight-complex="bold"/>
    </style:style>
    <style:style style:name="T1" style:family="text">
      <style:text-properties officeooo:rsid="00178149"/>
    </style:style>
    <style:style style:name="T2" style:family="text">
      <style:text-properties officeooo:rsid="0017a6ef"/>
    </style:style>
    <style:style style:name="T3" style:family="text">
      <style:text-properties officeooo:rsid="001b4110"/>
    </style:style>
    <style:style style:name="T4" style:family="text">
      <style:text-properties officeooo:rsid="001c1786"/>
    </style:style>
    <style:style style:name="T5" style:family="text">
      <style:text-properties fo:language="en" fo:country="US"/>
    </style:style>
    <style:style style:name="T6" style:family="text">
      <style:text-properties fo:language="en" fo:country="US" officeooo:rsid="001c1786"/>
    </style:style>
    <style:style style:name="T7" style:family="text">
      <style:text-properties fo:font-weight="bold" style:font-weight-asian="bold" style:font-weight-complex="bold"/>
    </style:style>
    <style:style style:name="T8" style:family="text">
      <style:text-properties officeooo:rsid="0025bdbd"/>
    </style:style>
    <style:style style:name="T9" style:family="text">
      <style:text-properties officeooo:rsid="00265e68"/>
    </style:style>
    <style:style style:name="T10" style:family="text">
      <style:text-properties officeooo:rsid="0028254e"/>
    </style:style>
    <style:style style:name="T11" style:family="text">
      <style:text-properties officeooo:rsid="002b4950"/>
    </style:style>
    <style:style style:name="T12" style:family="text">
      <style:text-properties officeooo:rsid="002bf944"/>
    </style:style>
    <style:style style:name="T13" style:family="text">
      <style:text-properties officeooo:rsid="003380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Context elements useful for security divided in 3 sections: Device elements, IoT Network elements and Quality of Context Data elements.</text:p>
      <text:p text:style-name="P5"><text:span text:style-name="T7">Final objective</text:span>: Conclude and set the <text:span text:style-name="T7">confiability</text:span> level of one device based on this elements.</text:p>
      <text:p text:style-name="P6">Confiability Levels:</text:p>
      <text:list xml:id="list8728401391074282978" text:style-name="L1">
        <text:list-item>
          <text:p text:style-name="P43">Trustworthy;</text:p>
        </text:list-item>
        <text:list-item>
          <text:p text:style-name="P43">Good guy;</text:p>
        </text:list-item>
        <text:list-item>
          <text:p text:style-name="P43">Neutral;</text:p>
        </text:list-item>
        <text:list-item>
          <text:p text:style-name="P43">Suspicious;</text:p>
        </text:list-item>
        <text:list-item>
          <text:p text:style-name="P43">Deceiver;</text:p>
        </text:list-item>
      </text:list>
      <text:p text:style-name="P5"/>
      <text:p text:style-name="P7">Weight Levels (For elements):</text:p>
      <text:list xml:id="list2761506279078133885" text:style-name="L2">
        <text:list-item>
          <text:p text:style-name="P44">VC = Very Critical;</text:p>
        </text:list-item>
        <text:list-item>
          <text:p text:style-name="P44">C = Critical;</text:p>
        </text:list-item>
        <text:list-item>
          <text:p text:style-name="P44">VI = Very Important;</text:p>
        </text:list-item>
        <text:list-item>
          <text:p text:style-name="P44">I = Important;</text:p>
        </text:list-item>
        <text:list-item>
          <text:p text:style-name="P44">U = Useful;</text:p>
        </text:list-item>
        <text:list-item>
          <text:p text:style-name="P45">UA = Useless Alone (Will be used by another element to have meaning);</text:p>
        </text:list-item>
      </text:list>
      <table:table table:name="Context-Aware:Device" table:style-name="Context-Aware_3a_Device">
        <table:table-column table:style-name="Context-Aware_3a_Device.A"/>
        <table:table-column table:style-name="Context-Aware_3a_Device.B"/>
        <table:table-column table:style-name="Context-Aware_3a_Device.C"/>
        <table:table-column table:style-name="Context-Aware_3a_Device.D"/>
        <table:table-header-rows>
          <table:table-row>
            <table:table-cell table:style-name="Context-Aware_3a_Device.A1" table:number-columns-spanned="4" office:value-type="string">
              <text:p text:style-name="P41">Context-Aware Elements for Security: Device</text:p>
            </table:table-cell>
            <table:covered-table-cell/>
            <table:covered-table-cell/>
            <table:covered-table-cell/>
          </table:table-row>
        </table:table-header-rows>
        <table:table-row>
          <table:table-cell table:style-name="Context-Aware_3a_Device.A2" office:value-type="string">
            <text:p text:style-name="P35">Element</text:p>
          </table:table-cell>
          <table:table-cell table:style-name="Context-Aware_3a_Device.A2" office:value-type="string">
            <text:p text:style-name="P35">Description</text:p>
          </table:table-cell>
          <table:table-cell table:style-name="Context-Aware_3a_Device.A2" office:value-type="string">
            <text:p text:style-name="P38">Influence</text:p>
          </table:table-cell>
          <table:table-cell table:style-name="Context-Aware_3a_Device.A1" office:value-type="string">
            <text:p text:style-name="P42">Weight</text:p>
          </table:table-cell>
        </table:table-row>
        <table:table-row>
          <table:table-cell table:style-name="Context-Aware_3a_Device.A2" office:value-type="string">
            <text:p text:style-name="P8">Computing Power</text:p>
          </table:table-cell>
          <table:table-cell table:style-name="Context-Aware_3a_Device.B3" office:value-type="string">
            <text:p text:style-name="P9">The capacity and speed of this device to perform computing tasks. It's <text:span text:style-name="T2">guessed</text:span> by the device's circuits and <text:span text:style-name="T10">communication technologys. M</text:span>easured in a range from “low” to “high”.</text:p>
          </table:table-cell>
          <table:table-cell table:style-name="Context-Aware_3a_Device.A2" office:value-type="string">
            <text:p text:style-name="P20">Devices with high computing power must be treated with more caution then devices with less power. It's interesting to permit <text:span text:style-name="T9">limited</text:span> devices access allowed data faster because they <text:span text:style-name="T8">haven't computating power to cause big issues in a short time space.</text:span></text:p>
          </table:table-cell>
          <table:table-cell table:style-name="Context-Aware_3a_Device.A1" office:value-type="string">
            <text:p text:style-name="P22">C</text:p>
          </table:table-cell>
        </table:table-row>
        <table:table-row>
          <table:table-cell table:style-name="Context-Aware_3a_Device.A2" office:value-type="string">
            <text:p text:style-name="P34">Signal Strength</text:p>
          </table:table-cell>
          <table:table-cell table:style-name="Context-Aware_3a_Device.A2" office:value-type="string">
            <text:p text:style-name="P8">The current signal force of device's connection. It's measured in a range from “weak” to “strong”.</text:p>
          </table:table-cell>
          <table:table-cell table:style-name="Context-Aware_3a_Device.A2" office:value-type="string">
            <text:p text:style-name="P21">The stronger the signal, the closer to network is the device. It doesn't have meaning alone, but IoT Network will use this element to detect patterns.</text:p>
          </table:table-cell>
          <table:table-cell table:style-name="Context-Aware_3a_Device.A1" office:value-type="string">
            <text:p text:style-name="P22">UA</text:p>
          </table:table-cell>
        </table:table-row>
        <table:table-row>
          <table:table-cell table:style-name="Context-Aware_3a_Device.A2" office:value-type="string">
            <text:p text:style-name="P10">Circuit <text:span text:style-name="T13">Complexity</text:span></text:p>
          </table:table-cell>
          <table:table-cell table:style-name="Context-Aware_3a_Device.A2" office:value-type="string">
            <text:p text:style-name="P46">Defined by the amount of analogic and digital pins.</text:p>
          </table:table-cell>
          <table:table-cell table:style-name="Context-Aware_3a_Device.A2" office:value-type="string">
            <text:p text:style-name="P46">Important for guess the computational power of device.</text:p>
          </table:table-cell>
          <table:table-cell table:style-name="Context-Aware_3a_Device.A1" office:value-type="string">
            <text:p text:style-name="P22">VC</text:p>
          </table:table-cell>
        </table:table-row>
        <text:soft-page-break/>
        <table:table-row>
          <table:table-cell table:style-name="Context-Aware_3a_Device.A2" office:value-type="string">
            <text:p text:style-name="P10">Service <text:span text:style-name="T13">Request Frequency</text:span></text:p>
          </table:table-cell>
          <table:table-cell table:style-name="Context-Aware_3a_Device.A2" office:value-type="string">
            <text:p text:style-name="P46">How many times the service provided by device is requested from network.</text:p>
          </table:table-cell>
          <table:table-cell table:style-name="Context-Aware_3a_Device.A2" office:value-type="string">
            <text:p text:style-name="P46">It’s important to be more flexible with services that are requested more times in the network. </text:p>
          </table:table-cell>
          <table:table-cell table:style-name="Context-Aware_3a_Device.A1" office:value-type="string">
            <text:p text:style-name="P22">C</text:p>
          </table:table-cell>
        </table:table-row>
        <table:table-row>
          <table:table-cell table:style-name="Context-Aware_3a_Device.A2" office:value-type="string">
            <text:p text:style-name="P11">Communication Technology</text:p>
          </table:table-cell>
          <table:table-cell table:style-name="Context-Aware_3a_Device.A2" office:value-type="string">
            <text:p text:style-name="P11">The technology supported by device to communicate (e.g., Bluetooth, Wi-Fi): <text:span text:style-name="T13">Type, model, frequency, specifications and range.</text:span></text:p>
          </table:table-cell>
          <table:table-cell table:style-name="Context-Aware_3a_Device.A2" office:value-type="string">
            <text:p text:style-name="P29">By itself, doesn't mean something, but helps set a computing power for the device.</text:p>
          </table:table-cell>
          <table:table-cell table:style-name="Context-Aware_3a_Device.A1" office:value-type="string">
            <text:p text:style-name="P23">UA</text:p>
          </table:table-cell>
        </table:table-row>
        <table:table-row>
          <table:table-cell table:style-name="Context-Aware_3a_Device.A2" office:value-type="string">
            <text:p text:style-name="P46">Connectivity Aspects</text:p>
          </table:table-cell>
          <table:table-cell table:style-name="Context-Aware_3a_Device.A2" office:value-type="string">
            <text:p text:style-name="P46">The aspects relevant to connectivity: Communication technology, communication protocol and signal strength.</text:p>
          </table:table-cell>
          <table:table-cell table:style-name="Context-Aware_3a_Device.A2" office:value-type="string">
            <text:p text:style-name="P46">It’s important to know how the device communicate and in which point he is vulnerable (e.g. vulnerability in communication protocol).</text:p>
          </table:table-cell>
          <table:table-cell table:style-name="Context-Aware_3a_Device.A1" office:value-type="string">
            <text:p text:style-name="P47">U</text:p>
          </table:table-cell>
        </table:table-row>
      </table:table>
      <text:p text:style-name="P1"/>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4" office:value-type="string">
              <text:p text:style-name="P41">Context-Aware Elements for Security: IoT Network</text:p>
            </table:table-cell>
            <table:covered-table-cell/>
            <table:covered-table-cell/>
            <table:covered-table-cell/>
          </table:table-row>
        </table:table-header-rows>
        <table:table-row>
          <table:table-cell table:style-name="Table1.A2" office:value-type="string">
            <text:p text:style-name="P36">Element</text:p>
          </table:table-cell>
          <table:table-cell table:style-name="Table1.A2" office:value-type="string">
            <text:p text:style-name="P36">Description</text:p>
          </table:table-cell>
          <table:table-cell table:style-name="Table1.A2" office:value-type="string">
            <text:p text:style-name="P39">Influence</text:p>
          </table:table-cell>
          <table:table-cell table:style-name="Table1.A1" office:value-type="string">
            <text:p text:style-name="P42">Weight</text:p>
          </table:table-cell>
        </table:table-row>
        <table:table-row>
          <table:table-cell table:style-name="Table1.A2" office:value-type="string">
            <text:p text:style-name="P10">New Device Frequency</text:p>
          </table:table-cell>
          <table:table-cell table:style-name="Table1.B3" office:value-type="string">
            <text:p text:style-name="P10">The frequency that a new device is connected to the network. It's measured in a range from “low” to “high”.</text:p>
          </table:table-cell>
          <table:table-cell table:style-name="Table1.A2" office:value-type="string">
            <text:p text:style-name="P30">If the network is used to deal with new devices, they will be treated in a more flexible manner. In the other hand, if the network still the same for a long time, a new device will be treated more carefully.</text:p>
          </table:table-cell>
          <table:table-cell table:style-name="Table1.A1" office:value-type="string">
            <text:p text:style-name="P24">VC</text:p>
          </table:table-cell>
        </table:table-row>
        <table:table-row>
          <table:table-cell table:style-name="Table1.A2" office:value-type="string">
            <text:p text:style-name="P10">Devices Signal Force Pattern</text:p>
          </table:table-cell>
          <table:table-cell table:style-name="Table1.B3" office:value-type="string">
            <text:p text:style-name="P10">Devices in IoT network follow a pattern about connection signal force. It's measured by porcents <text:span text:style-name="T1">(e.g., weak: 50%, strong: 15%).</text:span></text:p>
          </table:table-cell>
          <table:table-cell table:style-name="Table1.A2" office:value-type="string">
            <text:p text:style-name="P30">The network knows the pattern of her own devices. A new device connection outside this pattern will be treated with more atention.</text:p>
          </table:table-cell>
          <table:table-cell table:style-name="Table1.A1" office:value-type="string">
            <text:p text:style-name="P24">VI</text:p>
          </table:table-cell>
        </table:table-row>
        <table:table-row>
          <table:table-cell table:style-name="Table1.A2" office:value-type="string">
            <text:p text:style-name="P10">Contradictory Data</text:p>
          </table:table-cell>
          <table:table-cell table:style-name="Table1.B3" office:value-type="string">
            <text:p text:style-name="P10">Data sent by device that is in conflict with the data already collected.</text:p>
          </table:table-cell>
          <table:table-cell table:style-name="Table1.A2" office:value-type="string">
            <text:p text:style-name="P30">The device that is sending contradictory data must be treated with attention. </text:p>
          </table:table-cell>
          <table:table-cell table:style-name="Table1.A1" office:value-type="string">
            <text:p text:style-name="P24">I</text:p>
          </table:table-cell>
        </table:table-row>
        <table:table-row>
          <table:table-cell table:style-name="Table1.A2" office:value-type="string">
            <text:p text:style-name="P10">Data Redundancy</text:p>
          </table:table-cell>
          <table:table-cell table:style-name="Table1.B3" office:value-type="string">
            <text:p text:style-name="P10">Sensors usually collect redundant data. There is no brutal changes in small time intervals.</text:p>
          </table:table-cell>
          <table:table-cell table:style-name="Table1.A2" office:value-type="string">
            <text:p text:style-name="P30">If device starts to send different data then before, the <text:span text:style-name="T11">upcoming</text:span> <text:span text:style-name="T11">reports</text:span> must be checked with more caution to see if it's with good intention or not.</text:p>
          </table:table-cell>
          <table:table-cell table:style-name="Table1.A1" office:value-type="string">
            <text:p text:style-name="P24">U</text:p>
          </table:table-cell>
        </table:table-row>
        <table:table-row>
          <table:table-cell table:style-name="Table1.A2" office:value-type="string">
            <text:p text:style-name="P14">Constancy</text:p>
          </table:table-cell>
          <table:table-cell table:style-name="Table1.B3" office:value-type="string">
            <text:p text:style-name="P14">Devices are requested to send data in every X time space. Constancy describes if the device is loyal to this rule or not.</text:p>
          </table:table-cell>
          <table:table-cell table:style-name="Table1.A2" office:value-type="string">
            <text:p text:style-name="P31">Devices must send information in the time specified by slave controller. Disobeying this can be a signal of attack. So upcoming reports must be checked carefully.</text:p>
          </table:table-cell>
          <table:table-cell table:style-name="Table1.A1" office:value-type="string">
            <text:p text:style-name="P25">U</text:p>
          </table:table-cell>
        </table:table-row>
        <table:table-row>
          <table:table-cell table:style-name="Table1.A2" office:value-type="string">
            <text:p text:style-name="P14">Request Frequency</text:p>
          </table:table-cell>
          <table:table-cell table:style-name="Table1.B3" office:value-type="string">
            <text:p text:style-name="P14">Check how many times a device asks for informations and compare with the standard.</text:p>
          </table:table-cell>
          <table:table-cell table:style-name="Table1.A2" office:value-type="string">
            <text:p text:style-name="P31">The network knows how much traffic is going on. A device asking for more informations then expected must be treated with caution.</text:p>
          </table:table-cell>
          <table:table-cell table:style-name="Table1.A1" office:value-type="string">
            <text:p text:style-name="P25">I</text:p>
          </table:table-cell>
        </table:table-row>
        <text:soft-page-break/>
        <table:table-row>
          <table:table-cell table:style-name="Table1.A2" office:value-type="string">
            <text:p text:style-name="P15">Connection Time</text:p>
          </table:table-cell>
          <table:table-cell table:style-name="Table1.B3" office:value-type="string">
            <text:p text:style-name="P15">How <text:span text:style-name="T3">long</text:span> a device is connected in this network. <text:span text:style-name="T3">It's measured in a range from “new” to “elder”.</text:span></text:p>
          </table:table-cell>
          <table:table-cell table:style-name="Table1.A2" office:value-type="string">
            <text:p text:style-name="P31">The longest the device is connected to network, the more participatory he was. Consequently, based on previous data, he must be treated with more reliability.</text:p>
          </table:table-cell>
          <table:table-cell table:style-name="Table1.A1" office:value-type="string">
            <text:p text:style-name="P25"><text:span text:style-name="T12">V</text:span>C</text:p>
          </table:table-cell>
        </table:table-row>
        <table:table-row>
          <table:table-cell table:style-name="Table1.A2" office:value-type="string">
            <text:p text:style-name="P16">Fishy Count</text:p>
          </table:table-cell>
          <table:table-cell table:style-name="Table1.B3" office:value-type="string">
            <text:p text:style-name="P16">Counts how many fishy actions a device performed. </text:p>
          </table:table-cell>
          <table:table-cell table:style-name="Table1.A2" office:value-type="string">
            <text:p text:style-name="P31">Counting how many fishy actions a device had is extremely important for the security. It will say in future if device is deceiver. Only influences negatively.</text:p>
          </table:table-cell>
          <table:table-cell table:style-name="Table1.A1" office:value-type="string">
            <text:p text:style-name="P25">VC</text:p>
          </table:table-cell>
        </table:table-row>
        <table:table-row>
          <table:table-cell table:style-name="Table1.A2" office:value-type="string">
            <text:p text:style-name="P17">Reputation</text:p>
          </table:table-cell>
          <table:table-cell table:style-name="Table1.B3" office:value-type="string">
            <text:p text:style-name="P18"><text:span text:style-name="T4">Based on past actions, check if a device is behaving correctly or </text:span><text:bookmark text:name="tw-target-text"/><text:span text:style-name="T5">suspiciousl</text:span><text:span text:style-name="T6">y</text:span><text:span text:style-name="T4">.</text:span></text:p>
          </table:table-cell>
          <table:table-cell table:style-name="Table1.A2" office:value-type="string">
            <text:p text:style-name="P31">Measure the past actions and check if they were good or bad. <text:span text:style-name="T12">Is extremely important, because is one of the most impactful points for future decisions.</text:span></text:p>
          </table:table-cell>
          <table:table-cell table:style-name="Table1.A1" office:value-type="string">
            <text:p text:style-name="P26">VC</text:p>
          </table:table-cell>
        </table:table-row>
      </table:table>
      <text:p text:style-name="P3"/>
      <text:p text:style-name="P4"/>
      <table:table table:name="Context-Aware:QoC" table:style-name="Context-Aware_3a_QoC">
        <table:table-column table:style-name="Context-Aware_3a_QoC.A"/>
        <table:table-column table:style-name="Context-Aware_3a_QoC.B"/>
        <table:table-column table:style-name="Context-Aware_3a_QoC.C"/>
        <table:table-column table:style-name="Context-Aware_3a_QoC.D"/>
        <table:table-header-rows>
          <table:table-row>
            <table:table-cell table:style-name="Context-Aware_3a_QoC.A1" table:number-columns-spanned="4" office:value-type="string">
              <text:p text:style-name="P41">Context-Aware Elements for Security: Quality of Context Data</text:p>
            </table:table-cell>
            <table:covered-table-cell/>
            <table:covered-table-cell/>
            <table:covered-table-cell/>
          </table:table-row>
        </table:table-header-rows>
        <table:table-row>
          <table:table-cell table:style-name="Context-Aware_3a_QoC.A2" office:value-type="string">
            <text:p text:style-name="P37">Element</text:p>
          </table:table-cell>
          <table:table-cell table:style-name="Context-Aware_3a_QoC.A2" office:value-type="string">
            <text:p text:style-name="P37">Description</text:p>
          </table:table-cell>
          <table:table-cell table:style-name="Context-Aware_3a_QoC.A2" office:value-type="string">
            <text:p text:style-name="P40">Influence</text:p>
          </table:table-cell>
          <table:table-cell table:style-name="Context-Aware_3a_QoC.A1" office:value-type="string">
            <text:p text:style-name="P42">Weight</text:p>
          </table:table-cell>
        </table:table-row>
        <table:table-row>
          <table:table-cell table:style-name="Context-Aware_3a_QoC.A2" office:value-type="string">
            <text:p text:style-name="P12">Data Expiration Time</text:p>
          </table:table-cell>
          <table:table-cell table:style-name="Context-Aware_3a_QoC.B3" office:value-type="string">
            <text:p text:style-name="P13">For how long the data will still be important for system.</text:p>
          </table:table-cell>
          <table:table-cell table:style-name="Context-Aware_3a_QoC.A2" office:value-type="string">
            <text:p text:style-name="P32">Data needed in real time for applications, must be treated in a more flexible way. It's not interesting <text:s/>delay informations that must be delivered in real time.</text:p>
          </table:table-cell>
          <table:table-cell table:style-name="Context-Aware_3a_QoC.A1" office:value-type="string">
            <text:p text:style-name="P27">VI</text:p>
          </table:table-cell>
        </table:table-row>
        <table:table-row>
          <table:table-cell table:style-name="Context-Aware_3a_QoC.A2" office:value-type="string">
            <text:p text:style-name="P13">Meaningfulness</text:p>
          </table:table-cell>
          <table:table-cell table:style-name="Context-Aware_3a_QoC.B3" office:value-type="string">
            <text:p text:style-name="P13">How important is data coming from specific devices. </text:p>
          </table:table-cell>
          <table:table-cell table:style-name="Context-Aware_3a_QoC.A2" office:value-type="string">
            <text:p text:style-name="P33">If a devices main responsibility ins't about the data he is sending. The data transmitted by devices that have this main responsibility are more meaningfulness.</text:p>
          </table:table-cell>
          <table:table-cell table:style-name="Context-Aware_3a_QoC.A1" office:value-type="string">
            <text:p text:style-name="P28">I</text:p>
          </table:table-cell>
        </table:table-row>
        <table:table-row>
          <table:table-cell table:style-name="Context-Aware_3a_QoC.A2" office:value-type="string">
            <text:p text:style-name="P13">Completeness</text:p>
          </table:table-cell>
          <table:table-cell table:style-name="Context-Aware_3a_QoC.B3" office:value-type="string">
            <text:p text:style-name="P13">Describes if data coming from device is complete and in compliance as specified.</text:p>
          </table:table-cell>
          <table:table-cell table:style-name="Context-Aware_3a_QoC.A2" office:value-type="string">
            <text:p text:style-name="P33">The devices must follow the specified protocol and there is no reason to don't do this. Data coming in a non complete way must be treated as suspicious.</text:p>
          </table:table-cell>
          <table:table-cell table:style-name="Context-Aware_3a_QoC.A1" office:value-type="string">
            <text:p text:style-name="P28">I</text:p>
          </table:table-cell>
        </table:table-row>
        <table:table-row>
          <table:table-cell table:style-name="Context-Aware_3a_QoC.A2" office:value-type="string">
            <text:p text:style-name="P19">Relevancy</text:p>
          </table:table-cell>
          <table:table-cell table:style-name="Context-Aware_3a_QoC.B3" office:value-type="string">
            <text:p text:style-name="P19">How relevant this information is for the system.</text:p>
          </table:table-cell>
          <table:table-cell table:style-name="Context-Aware_3a_QoC.A2" office:value-type="string">
            <text:p text:style-name="P33">The more relevant the information is for the system, the more carefully it must be handled. Together with short expiration time, it can be treated more flexible instead of more carefully, helping application achieve her goals. </text:p>
          </table:table-cell>
          <table:table-cell table:style-name="Context-Aware_3a_QoC.A1" office:value-type="string">
            <text:p text:style-name="P28">VI</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image-width="0in" draw:fill-image-height="0in"/>
      <style:paragraph-properties fo:text-align="center" style:justify-single-word="false" style:page-number="auto" style:shadow="none" text:number-lines="false" text:line-number="0" style:vertical-align="middle">
        <style:tab-stops/>
      </style:paragraph-properties>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ab-stops/>
      </style:paragraph-properties>
      <style:text-properties fo:font-weight="bold" fo:background-color="transparent"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1:35:50.131015684</meta:creation-date>
    <dc:date>2016-02-19T15:47:46.449360139</dc:date>
    <meta:editing-duration>PT3H15M9S</meta:editing-duration>
    <meta:editing-cycles>22</meta:editing-cycles>
    <meta:generator>LibreOffice/5.1.0.3$Linux_X86_64 LibreOffice_project/10m0$Build-3</meta:generator>
    <meta:document-statistic meta:table-count="3" meta:image-count="0" meta:object-count="0" meta:page-count="3" meta:paragraph-count="106" meta:word-count="919" meta:character-count="5554" meta:non-whitespace-character-count="4745"/>
  </office:meta>
</office:document-meta>
</file>